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0000000190000001876D2F01CFCCA48C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justify" style:justify-single-word="false"/>
    </style:style>
    <style:style style:name="P3" style:family="paragraph" style:parent-style-name="Standard">
      <style:text-properties fo:font-size="11pt" style:font-size-asian="11pt"/>
    </style:style>
    <style:style style:name="P4" style:family="paragraph" style:parent-style-name="Standard">
      <style:paragraph-properties fo:text-align="justify" style:justify-single-word="false"/>
      <style:text-properties fo:font-size="11pt" style:font-size-asian="11pt"/>
    </style:style>
    <style:style style:name="P5" style:family="paragraph" style:parent-style-name="Standard">
      <style:paragraph-properties fo:text-align="justify" style:justify-single-word="false"/>
      <style:text-properties fo:font-size="11pt" fo:language="fr" fo:country="FR" style:font-size-asian="11pt" style:language-asian="fr" style:country-asian="FR"/>
    </style:style>
    <style:style style:name="P6" style:family="paragraph" style:parent-style-name="Standard">
      <style:paragraph-properties fo:text-align="justify" style:justify-single-word="false"/>
      <style:text-properties fo:font-size="11pt" fo:language="en" fo:country="none" style:font-size-asian="11pt" style:language-asian="fr" style:country-asian="FR"/>
    </style:style>
    <style:style style:name="P7" style:family="paragraph" style:parent-style-name="Standard">
      <style:paragraph-properties fo:text-align="justify" style:justify-single-word="false"/>
      <style:text-properties style:font-name="Arial" fo:font-size="11pt" fo:font-weight="bold" style:font-size-asian="11pt" style:font-weight-asian="bold" style:font-name-complex="Arial" style:font-size-complex="11pt" style:font-weight-complex="bold"/>
    </style:style>
    <style:style style:name="P8" style:family="paragraph" style:parent-style-name="Standard">
      <style:paragraph-properties fo:text-align="end"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tyle="italic" style:font-style-asian="italic" style:font-style-complex="italic"/>
    </style:style>
    <style:style style:name="P11" style:family="paragraph" style:parent-style-name="Bea_20_Arial_20_10_20_justifié">
      <style:paragraph-properties>
        <style:tab-stops>
          <style:tab-stop style:position="16.494cm"/>
        </style:tab-stops>
      </style:paragraph-properties>
      <style:text-properties fo:font-size="6pt" style:font-size-asian="6pt"/>
    </style:style>
    <style:style style:name="P12" style:family="paragraph" style:parent-style-name="Bea_20_Arial_20_10_20_justifié">
      <style:paragraph-properties fo:text-align="start" style:justify-single-word="false"/>
    </style:style>
    <style:style style:name="P13" style:family="paragraph" style:parent-style-name="Bea_20_Arial_20_10_20_justifié">
      <style:paragraph-properties fo:text-align="start" style:justify-single-word="false"/>
      <style:text-properties fo:font-size="11pt" fo:font-weight="bold" style:font-size-asian="11pt" style:font-weight-asian="bold" style:font-weight-complex="bold"/>
    </style:style>
    <style:style style:name="P14" style:family="paragraph" style:parent-style-name="Bea_20_Arial_20_10_20_justifié">
      <style:paragraph-properties fo:text-align="start" style:justify-single-word="false"/>
      <style:text-properties fo:language="en" fo:country="none"/>
    </style:style>
    <style:style style:name="P15" style:family="paragraph" style:parent-style-name="Bea_20_Arial_20_10_20_justifié">
      <style:text-properties style:font-name-asian="Arial"/>
    </style:style>
    <style:style style:name="P16" style:family="paragraph" style:parent-style-name="Bea_20_Arial_20_10_20_justifié">
      <style:paragraph-properties fo:text-align="start" style:justify-single-word="false"/>
      <style:text-properties style:font-name-asian="Arial"/>
    </style:style>
    <style:style style:name="P17" style:family="paragraph" style:parent-style-name="Bea_20_Arial_20_10_20_justifié">
      <style:paragraph-properties fo:text-align="start" style:justify-single-word="false"/>
      <style:text-properties fo:font-style="italic" style:font-style-asian="italic" style:font-style-complex="italic"/>
    </style:style>
    <style:style style:name="P18" style:family="paragraph" style:parent-style-name="Bea_20_Arial_20_10_20_justifié">
      <style:paragraph-properties fo:padding-left="0.141cm" fo:padding-right="0.141cm" fo:padding-top="0.035cm" fo:padding-bottom="0.035cm" fo:border="0.99pt solid #ff0000">
        <style:tab-stops>
          <style:tab-stop style:position="16.494cm"/>
        </style:tab-stops>
      </style:paragraph-properties>
      <style:text-properties fo:font-size="6pt" style:font-size-asian="6pt"/>
    </style:style>
    <style:style style:name="P19" style:family="paragraph" style:parent-style-name="Bea_20_Arial_20_10_20_justifié">
      <style:paragraph-properties fo:margin-left="0.635cm" fo:margin-right="0cm" fo:text-indent="0cm" style:auto-text-indent="false"/>
    </style:style>
    <style:style style:name="P20" style:family="paragraph" style:parent-style-name="Bea_20_Arial_20_10_20_justifié">
      <style:paragraph-properties fo:margin-left="0.635cm" fo:margin-right="0cm" fo:text-align="start" style:justify-single-word="false" fo:text-indent="0cm" style:auto-text-indent="false"/>
    </style:style>
    <style:style style:name="P21" style:family="paragraph" style:parent-style-name="Bea_20_Arial_20_10_20_justifié">
      <style:paragraph-properties fo:margin-left="0.635cm" fo:margin-right="0cm" fo:text-align="start" style:justify-single-word="false" fo:text-indent="0cm" style:auto-text-indent="false"/>
      <style:text-properties fo:font-weight="bold" style:font-weight-asian="bold" style:font-weight-complex="bold"/>
    </style:style>
    <style:style style:name="P22" style:family="paragraph" style:parent-style-name="Bea_20_Arial_20_10_20_justifié">
      <style:paragraph-properties fo:margin-left="0.635cm" fo:margin-right="0cm" fo:text-indent="0.614cm" style:auto-text-indent="false"/>
    </style:style>
    <style:style style:name="P23" style:family="paragraph" style:parent-style-name="Bea_20_Arial_20_10_20_justifié">
      <style:paragraph-properties fo:margin-left="0.635cm" fo:margin-right="0cm" fo:text-align="start" style:justify-single-word="false" fo:text-indent="0.614cm" style:auto-text-indent="false"/>
    </style:style>
    <style:style style:name="P24" style:family="paragraph" style:parent-style-name="Bea_20_Arial_20_10_20_justifié">
      <style:paragraph-properties fo:margin-left="1.979cm" fo:margin-right="0cm" fo:text-indent="0cm" style:auto-text-indent="false"/>
    </style:style>
    <style:style style:name="P25" style:family="paragraph" style:parent-style-name="Bea_20_Arial_20_10_20_justifié">
      <style:paragraph-properties fo:margin-left="1.979cm" fo:margin-right="0cm" fo:text-align="start" style:justify-single-word="false" fo:text-indent="0cm" style:auto-text-indent="false"/>
    </style:style>
    <style:style style:name="P26" style:family="paragraph" style:parent-style-name="Bea_20_Arial_20_10_20_justifié">
      <style:paragraph-properties fo:margin-left="1.979cm" fo:margin-right="0cm" fo:text-indent="1.249cm" style:auto-text-indent="false"/>
    </style:style>
    <style:style style:name="P27" style:family="paragraph" style:parent-style-name="Bea_20_Arial_20_10_20_justifié">
      <style:paragraph-properties fo:margin-left="2.498cm" fo:margin-right="0cm" fo:text-indent="1.249cm" style:auto-text-indent="false"/>
    </style:style>
    <style:style style:name="P28" style:family="paragraph" style:parent-style-name="Bea_20_Arial_20_10_20_justifié">
      <style:paragraph-properties fo:margin-left="1.905cm" fo:margin-right="0cm" fo:text-align="start" style:justify-single-word="false" fo:text-indent="0cm" style:auto-text-indent="false"/>
    </style:style>
    <style:style style:name="P29" style:family="paragraph" style:parent-style-name="Bea_20_Arial_20_10_20_justifié">
      <style:paragraph-properties fo:margin-left="0.656cm" fo:margin-right="0cm" fo:text-align="start" style:justify-single-word="false" fo:text-indent="1.249cm" style:auto-text-indent="false"/>
    </style:style>
    <style:style style:name="P30" style:family="paragraph" style:parent-style-name="Heading_20_5">
      <loext:graphic-properties draw:fill="solid" draw:fill-color="#cccccc" draw:opacity="100%"/>
      <style:paragraph-properties fo:text-align="center" style:justify-single-word="false" fo:background-color="#cccccc" fo:padding-left="0.141cm" fo:padding-right="0.141cm" fo:padding-top="0.035cm" fo:padding-bottom="0cm" fo:border="0.51pt solid #000000"/>
      <style:text-properties style:font-name="Arial" fo:font-size="14pt" style:font-size-asian="14pt" style:font-name-complex="Arial" style:font-size-complex="12pt" style:font-weight-complex="bold"/>
    </style:style>
    <style:style style:name="P31" style:family="paragraph" style:parent-style-name="Bea_20_Arial_20_10_20_justifié" style:master-page-name="Standard">
      <style:paragraph-properties fo:text-align="center" style:justify-single-word="false" style:page-number="auto" fo:padding-left="0.141cm" fo:padding-right="0.141cm" fo:padding-top="0.035cm" fo:padding-bottom="0.035cm" fo:border="0.99pt solid #ff0000">
        <style:tab-stops>
          <style:tab-stop style:position="16.494cm"/>
        </style:tab-stops>
      </style:paragraph-properties>
      <style:text-properties fo:color="#ff0000" fo:font-size="20pt" style:text-underline-style="solid" style:text-underline-width="auto" style:text-underline-color="font-color" fo:font-weight="bold" style:font-size-asian="20pt" style:font-weight-asian="bold" style:font-size-complex="20pt"/>
    </style:style>
    <style:style style:name="P32" style:family="paragraph" style:parent-style-name="Bea_20_Arial_20_10_20_justifié" style:list-style-name="WW8Num33"/>
    <style:style style:name="P33" style:family="paragraph" style:parent-style-name="Bea_20_Arial_20_10_20_justifié" style:list-style-name="WW8Num33">
      <style:paragraph-properties fo:text-align="start" style:justify-single-word="false"/>
    </style:style>
    <style:style style:name="P34" style:family="paragraph" style:parent-style-name="Bea_20_Arial_20_10_20_justifié" style:list-style-name="WW8Num26">
      <style:paragraph-properties fo:text-align="start" style:justify-single-word="false"/>
    </style:style>
    <style:style style:name="P35" style:family="paragraph">
      <loext:graphic-properties draw:fill="none" draw:fill-color="#ffffff"/>
      <style:paragraph-properties fo:text-align="center" style:writing-mode="lr-tb"/>
    </style:style>
    <style:style style:name="T1" style:family="text">
      <style:text-properties fo:font-weight="bold" style:font-weight-asian="bold" style:font-weight-complex="bold"/>
    </style:style>
    <style:style style:name="T2" style:family="text">
      <style:text-properties style:font-name="Arial" fo:font-size="11pt" fo:font-weight="bold" style:font-size-asian="11pt" style:font-weight-asian="bold" style:font-name-complex="Arial" style:font-size-complex="11pt" style:font-weight-complex="bold"/>
    </style:style>
    <style:style style:name="T3" style:family="text">
      <style:text-properties fo:font-size="11pt" fo:font-weight="bold" style:font-size-asian="11pt" style:font-weight-asian="bold" style:font-weight-complex="bold"/>
    </style:style>
    <style:style style:name="T4" style:family="text">
      <style:text-properties fo:font-size="11pt" style:font-size-asian="11pt"/>
    </style:style>
    <style:style style:name="T5" style:family="text">
      <style:text-properties style:font-name-asian="Arial"/>
    </style:style>
    <style:style style:name="T6" style:family="text">
      <style:text-properties fo:language="en" fo:country="none"/>
    </style:style>
    <style:style style:name="T7" style:family="text">
      <style:text-properties fo:language="en" fo:country="none" style:font-name-asian="Ari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9pt" style:font-size-asian="9pt"/>
    </style:style>
    <style:style style:name="T11" style:family="text">
      <style:text-properties fo:font-size="9pt" fo:language="en" fo:country="none" style:font-size-asian="9pt"/>
    </style:style>
    <style:style style:name="T1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38cm" fo:padding-right="0.238cm" fo:padding-top="0.111cm" fo:padding-bottom="0.111cm" fo:border="0.51pt solid #000000" draw:ole-draw-aspect="1" draw:visible-area-top="0cm" draw:visible-area-width="16.725cm" draw:visible-area-height="11.115cm"/>
    </style:style>
    <style:style style:name="fr5" style:family="graphic" style:parent-style-name="OLE">
      <style:graphic-properties fo:margin-left="0cm" fo:margin-right="0cm" style:vertical-pos="top" style:vertical-rel="baseline" fo:padding-left="0.238cm" fo:padding-right="0.238cm" fo:padding-top="0.111cm" fo:padding-bottom="0.111cm" fo:border="0.51pt solid #000000" draw:ole-draw-aspect="1" draw:visible-area-top="0cm" draw:visible-area-width="16.91cm" draw:visible-area-height="8.281cm"/>
    </style:style>
    <style:style style:name="fr6" style:family="graphic" style:parent-style-name="OLE">
      <style:graphic-properties fo:margin-left="0cm" fo:margin-right="0cm" style:vertical-pos="top" style:vertical-rel="baseline" fo:padding-left="0.238cm" fo:padding-right="0.238cm" fo:padding-top="0.111cm" fo:padding-bottom="0.111cm" fo:border="0.51pt solid #000000" draw:ole-draw-aspect="1" draw:visible-area-top="0cm" draw:visible-area-width="16.38cm" draw:visible-area-height="1.905cm"/>
    </style:style>
    <style:style style:name="fr7" style:family="graphic" style:parent-style-name="OLE">
      <style:graphic-properties fo:margin-left="0cm" fo:margin-right="0cm" style:vertical-pos="top" style:vertical-rel="baseline" fo:padding-left="0.238cm" fo:padding-right="0.238cm" fo:padding-top="0.111cm" fo:padding-bottom="0.111cm" fo:border="0.51pt solid #000000" draw:ole-draw-aspect="1" draw:visible-area-top="0cm" draw:visible-area-width="12.593cm" draw:visible-area-height="3.388cm"/>
    </style:style>
    <style:style style:name="gr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Air-Azur (Suite)</text:p>
      <text:p text:style-name="P18"/>
      <text:p text:style-name="P11"/>
      <text:p text:style-name="P12"/>
      <text:h text:style-name="P30" text:outline-level="5">Partie n°5 – Réservation des vols</text:h>
      <text:p text:style-name="P13"/>
      <text:p text:style-name="P12"><text:span text:style-name="T3">But : </text:span>Pouvoir réserver un vol. Cela est un cas d’utilisation à part entière et correspond à deux actions du contrôleur, qui s’enchaînent.</text:p>
      <text:p text:style-name="Bea_20_Arial_20_10_20_justifié"/>
      <text:p text:style-name="P7">Description : </text:p>
      <text:p text:style-name="P4">Dans la partie précédente nous avons affiché le liste des vols. Il est possible d’enregistrer un vol en cliquant sur un lien « réserver ». </text:p>
      <text:p text:style-name="P4"/>
      <text:p text:style-name="P8"><draw:frame draw:style-name="fr2" draw:name="Cadre1" text:anchor-type="char" svg:x="-0.672cm" svg:y="1.258cm" svg:width="7.611cm" svg:height="1.612cm" draw:z-index="10"><draw:text-box><text:p text:style-name="Contents_20_1">Lien « réserver » avec l’URL : index.php?action=reserver&amp;numero=AIR5007</text:p></draw:text-box></draw:frame><draw:line text:anchor-type="char" draw:z-index="11" draw:style-name="gr1" draw:text-style-name="P35" svg:x1="6.927cm" svg:y1="1.766cm" svg:x2="9.566cm" svg:y2="1.764cm"><text:p/></draw:line><draw:frame draw:style-name="fr4" draw:name="Objet1" text:anchor-type="as-char" svg:width="8.895cm" svg:height="5.923cm" draw:z-index="0"><draw:object-ole xlink:href="./Object 1" xlink:type="simple" xlink:show="embed" xlink:actuate="onLoad"/><draw:image xlink:href="./ObjectReplacements/Object 1" xlink:type="simple" xlink:show="embed" xlink:actuate="onLoad"/></draw:frame></text:p>
      <text:p text:style-name="P4"/>
      <text:p text:style-name="P4">Ensuite un formulaire apparaît et permet de compléter les informations nécessaires à la réservation.</text:p>
      <text:p text:style-name="P4">Le bouton « Valider » permet de valider le formulaire. </text:p>
      <text:p text:style-name="P4"/>
      <text:p text:style-name="P8"><draw:line text:anchor-type="char" draw:z-index="14" draw:style-name="gr1" draw:text-style-name="P35" svg:x1="4.948cm" svg:y1="1.007cm" svg:x2="10.226cm" svg:y2="1.007cm"><text:p/></draw:line><draw:line text:anchor-type="char" draw:z-index="15" draw:style-name="gr1" draw:text-style-name="P35" svg:x1="4.618cm" svg:y1="3.29cm" svg:x2="10.555cm" svg:y2="3.925cm"><text:p/></draw:line><draw:frame draw:style-name="fr2" draw:name="Cadre2" text:anchor-type="char" svg:x="0.977cm" svg:y="2.96cm" svg:width="3.653cm" svg:height="0.977cm" draw:z-index="13"><draw:text-box><text:p text:style-name="Standard">Bouton Valider</text:p></draw:text-box></draw:frame><draw:frame draw:style-name="fr2" draw:name="Cadre3" text:anchor-type="char" svg:x="0.647cm" svg:y="0.737cm" svg:width="4.313cm" svg:height="0.977cm" draw:z-index="12"><draw:text-box><text:p text:style-name="Standard">Numéro du vol</text:p></draw:text-box></draw:frame><draw:frame draw:style-name="fr5" draw:name="Objet2" text:anchor-type="as-char" svg:width="9.417cm" svg:height="4.602cm" draw:z-index="1"><draw:object-ole xlink:href="./Object 2" xlink:type="simple" xlink:show="embed" xlink:actuate="onLoad"/><draw:image xlink:href="./ObjectReplacements/Object 2" xlink:type="simple" xlink:show="embed" xlink:actuate="onLoad"/></draw:frame></text:p>
      <text:p text:style-name="P4"/>
      <text:p text:style-name="P4">Lorsque le formulaire est validé, le programme doit enregistrer la réservation en session. Il doit aussi compléter la table reservation avec l’ensemble des réservations (afin de permettre au siège de récupérer les réservations de l’agence). Un message de confirmation est affiché :</text:p>
      <text:p text:style-name="P4"/>
      <text:p text:style-name="P9"><draw:frame draw:style-name="fr6" draw:name="Objet3" text:anchor-type="as-char" svg:width="9.925cm" svg:height="1.145cm" draw:z-index="2"><draw:object-ole xlink:href="./Object 3" xlink:type="simple" xlink:show="embed" xlink:actuate="onLoad"/><draw:image xlink:href="./ObjectReplacements/Object 3" xlink:type="simple" xlink:show="embed" xlink:actuate="onLoad"/></draw:frame></text:p>
      <text:p text:style-name="P4"/>
      <text:p text:style-name="Bea_20_Arial_20_10_20_justifié"/>
      <text:p text:style-name="P13">Travail à faire : </text:p>
      <text:p text:style-name="P13">Etape 1 : le lien « réserver »</text:p>
      <text:list xml:id="list8903299299373488320" text:style-name="WW8Num33">
        <text:list-item>
          <text:p text:style-name="P33">ce lien est créé dans la vue : <text:span text:style-name="T1">v_vols.php</text:span></text:p>
        </text:list-item>
        <text:list-item>
          <text:p text:style-name="P32">il doit comporter :</text:p>
          <text:list>
            <text:list-item>
              <text:p text:style-name="P32">un paramètre <text:span text:style-name="T1">action=reserver</text:span> qui va indiquer au contrôleur quoi faire,</text:p>
            </text:list-item>
            <text:list-item>
              <text:p text:style-name="P33">un paramètre <text:span text:style-name="T1">numero</text:span> qui va indiquer le numéro du vol.</text:p>
            </text:list-item>
          </text:list>
        </text:list-item>
      </text:list>
      <text:p text:style-name="P20">Cela donne par exemple : index.php?action=reserver&amp;numero=AIR5007</text:p>
      <text:p text:style-name="P12"/>
      <text:p text:style-name="P13">Etape 2 : l’action « reserver » dans le contrôleur</text:p>
      <text:p text:style-name="P12"><text:soft-page-break/>Modifiez le fichier <text:span text:style-name="T1">index.php</text:span> afin qu’il prenne en compte l’action « <text:span text:style-name="T1">reserver</text:span> » :</text:p>
      <text:list xml:id="list1307771351066120869" text:style-name="WW8Num26">
        <text:list-item>
          <text:p text:style-name="P34">le traitement sera effectué dans une fonction <text:span text:style-name="Code_20_HTML">reserverVol()</text:span> du fichier <text:span text:style-name="T1">fonctions.php</text:span></text:p>
        </text:list-item>
        <text:list-item>
          <text:p text:style-name="P34">cette fonction va retourner le numéro du vol</text:p>
        </text:list-item>
        <text:list-item>
          <text:p text:style-name="P34">la page HTML sera créée dans la vue <text:span text:style-name="Code_20_HTML">v_formulaireReservation.php</text:span></text:p>
        </text:list-item>
      </text:list>
      <text:p text:style-name="P12"/>
      <text:p text:style-name="P12">Extrait du code :</text:p>
      <text:p text:style-name="P12"/>
      <text:p text:style-name="Bea_20_Arial_20_10_20_justifié"><text:span text:style-name="Code_20_HTML"><text:span text:style-name="T5"><text:s text:c="4"/></text:span></text:span><text:span text:style-name="Code_20_HTML"><text:span text:style-name="T6">case 'reserver' :</text:span></text:span></text:p>
      <text:p text:style-name="Bea_20_Arial_20_10_20_justifié"><text:span text:style-name="Code_20_HTML"><text:span text:style-name="T6"><text:s text:c="8"/>$numero = reserverVol();</text:span></text:span></text:p>
      <text:p text:style-name="Bea_20_Arial_20_10_20_justifié"><text:span text:style-name="Code_20_HTML"><text:span text:style-name="T7"><text:s text:c="8"/></text:span></text:span><text:span text:style-name="Code_20_HTML">include("vues/v_formulaireReservation.php");</text:span></text:p>
      <text:p text:style-name="P12"><text:span text:style-name="Code_20_HTML"><text:span text:style-name="T5"><text:s text:c="8"/></text:span></text:span><text:span text:style-name="Code_20_HTML">break;</text:span></text:p>
      <text:p text:style-name="P12"/>
      <text:p text:style-name="P13">Etape 3 : la fonction reserverVol()</text:p>
      <text:p text:style-name="P12">Dans le fichier <text:span text:style-name="T1">fonctions.php</text:span>, créez la fonction <text:span text:style-name="T8">reserverVol().</text:span></text:p>
      <text:p text:style-name="P12">Cette fonction :</text:p>
      <text:list xml:id="list82312571740289" text:continue-numbering="true" text:style-name="WW8Num26">
        <text:list-item>
          <text:p text:style-name="P34">récupère le numéro du vol passé dans l’URL</text:p>
        </text:list-item>
        <text:list-item>
          <text:p text:style-name="P34">retourne ce numéro</text:p>
        </text:list-item>
      </text:list>
      <text:p text:style-name="P12"/>
      <text:p text:style-name="Bea_20_Arial_20_10_20_justifié"><text:bookmark-start text:name="OLE_LINK4"/><text:span text:style-name="Code_20_HTML"><text:span text:style-name="T6">function reserverVol() {</text:span></text:span></text:p>
      <text:p text:style-name="Bea_20_Arial_20_10_20_justifié"><text:span text:style-name="Code_20_HTML"><text:span text:style-name="T6"><text:s text:c="4"/>// récup numéro vol</text:span></text:span></text:p>
      <text:p text:style-name="Bea_20_Arial_20_10_20_justifié"><text:span text:style-name="Code_20_HTML"><text:span text:style-name="T6"><text:s text:c="4"/>$numero = $_REQUEST["numero"];</text:span></text:span></text:p>
      <text:p text:style-name="Bea_20_Arial_20_10_20_justifié"><text:span text:style-name="Code_20_HTML"><text:span text:style-name="T7"><text:s text:c="4"/></text:span></text:span><text:span text:style-name="Code_20_HTML"><text:span text:style-name="T6">return $numero;</text:span></text:span></text:p>
      <text:p text:style-name="P12"><text:span text:style-name="Code_20_HTML">}</text:span></text:p>
      <text:p text:style-name="P12"><text:bookmark-end text:name="OLE_LINK4"/></text:p>
      <text:p text:style-name="P12"><text:span text:style-name="T3">Etape 4 : la vue </text:span><text:span text:style-name="Code_20_HTML"><text:span text:style-name="T1">v_formulaireReservation.php</text:span></text:span></text:p>
      <text:p text:style-name="P12">Créez le fichier <text:span text:style-name="Code_20_HTML">v_formulaireReservation.php.</text:span></text:p>
      <text:p text:style-name="P12">Ce fichier doit créer le formulaire de réservation, qui doit comporter les choses suivantes :</text:p>
      <text:list xml:id="list82313833706130" text:continue-numbering="true" text:style-name="WW8Num26">
        <text:list-item>
          <text:p text:style-name="P34">le numéro du vol (vous pouvez utiliser la variable <text:span text:style-name="T8">$numero</text:span> car elle a été créée dans le contrôleur)</text:p>
        </text:list-item>
        <text:list-item>
          <text:p text:style-name="P34">un champ caché nommé « numero » qui permettra d’envoyer le numéro du vol :</text:p>
        </text:list-item>
      </text:list>
      <text:p text:style-name="Préformaté_20_HTML"><text:tab/><text:span text:style-name="T6">&lt;</text:span><text:span text:style-name="start-tag"><text:span text:style-name="T6">input</text:span></text:span><text:span text:style-name="attribute-name"><text:span text:style-name="T6"> type</text:span></text:span><text:span text:style-name="T6">=</text:span><text:span text:style-name="attribute-value"><text:span text:style-name="T6">'hidden' </text:span></text:span><text:span text:style-name="attribute-name"><text:span text:style-name="T6">value</text:span></text:span><text:span text:style-name="T6">=</text:span><text:span text:style-name="attribute-value"><text:span text:style-name="T6">'AIR5007' </text:span></text:span><text:span text:style-name="attribute-name"><text:span text:style-name="T6">name</text:span></text:span><text:span text:style-name="T6">=</text:span><text:span text:style-name="attribute-value"><text:span text:style-name="T6">'numero'</text:span></text:span><text:span text:style-name="T6">&gt;</text:span></text:p>
      <text:list xml:id="list82314018346954" text:continue-numbering="true" text:style-name="WW8Num26">
        <text:list-item>
          <text:p text:style-name="P34">à la soumission du formulaire, le contrôleur sera appelé avec <text:span text:style-name="T1">action=validerReservation</text:span> :</text:p>
        </text:list-item>
      </text:list>
      <text:p text:style-name="Préformaté_20_HTML"><text:tab/><text:span text:style-name="T6">&lt;</text:span><text:span text:style-name="start-tag"><text:span text:style-name="T6">form</text:span></text:span><text:span text:style-name="attribute-name"><text:span text:style-name="T6"> method</text:span></text:span><text:span text:style-name="T6">=</text:span><text:span text:style-name="attribute-value"><text:span text:style-name="T6">'POST' </text:span></text:span><text:span text:style-name="attribute-name"><text:span text:style-name="T6">action</text:span></text:span><text:span text:style-name="T6">=</text:span><text:span text:style-name="attribute-value"><text:span text:style-name="T6">'index.php?action=validerReservation'</text:span></text:span><text:span text:style-name="T6">&gt;</text:span></text:p>
      <text:p text:style-name="P14"/>
      <text:p text:style-name="P6"><draw:frame draw:style-name="fr2" draw:name="Cadre4" text:anchor-type="char" svg:x="-0.672cm" svg:y="0.21cm" svg:width="6.951cm" svg:height="2.247cm" draw:z-index="20"><draw:text-box><text:p text:style-name="Standard">Le formulaire est placé dans un div nommé contenu :</text:p><text:p text:style-name="P10">&lt;div id='contenu'&gt;</text:p></draw:text-box></draw:frame></text:p>
      <text:p text:style-name="P8"><draw:line text:anchor-type="char" draw:z-index="21" draw:style-name="gr1" draw:text-style-name="P35" svg:x1="6.267cm" svg:y1="0.411cm" svg:x2="7.916cm" svg:y2="0.729cm"><text:p/></draw:line><draw:line text:anchor-type="char" draw:z-index="18" draw:style-name="gr1" draw:text-style-name="P35" svg:x1="3.628cm" svg:y1="2.633cm" svg:x2="10.225cm" svg:y2="1.067cm"><text:p/></draw:line><draw:frame draw:style-name="fr2" draw:name="Cadre5" text:anchor-type="char" svg:x="-0.672cm" svg:y="2.304cm" svg:width="4.313cm" svg:height="0.977cm" draw:z-index="16"><draw:text-box><text:p text:style-name="Standard">Numéro du vol</text:p></draw:text-box></draw:frame><draw:line text:anchor-type="char" draw:z-index="19" draw:style-name="gr1" draw:text-style-name="P35" svg:x1="3.628cm" svg:y1="4.221cm" svg:x2="10.555cm" svg:y2="3.925cm"><text:p/></draw:line><draw:frame draw:style-name="fr2" draw:name="Cadre6" text:anchor-type="char" svg:x="-0.012cm" svg:y="3.574cm" svg:width="3.653cm" svg:height="0.977cm" draw:z-index="17"><draw:text-box><text:p text:style-name="Standard">Bouton Valider</text:p></draw:text-box></draw:frame><draw:frame draw:style-name="fr5" draw:name="Objet4" text:anchor-type="as-char" svg:width="9.417cm" svg:height="4.602cm" draw:z-index="3"><draw:object-ole xlink:href="./Object 4" xlink:type="simple" xlink:show="embed" xlink:actuate="onLoad"/><draw:image xlink:href="./ObjectReplacements/Object 4" xlink:type="simple" xlink:show="embed" xlink:actuate="onLoad"/></draw:frame></text:p>
      <text:p text:style-name="P4"/>
      <text:p text:style-name="P13">Etape 5 : Test</text:p>
      <text:p text:style-name="P12">Testez votre code.</text:p>
      <text:p text:style-name="P12"/>
      <text:p text:style-name="P12"><text:span text:style-name="T3">Etape 6 : l’action « validerReservation</text:span> <text:span text:style-name="T3">» dans le contrôleur</text:span></text:p>
      <text:p text:style-name="P12">Lorsque le formulaire est soumis, l’action <text:span text:style-name="T1">«</text:span> <text:span text:style-name="T1">validerReservation »</text:span> est effectuée.</text:p>
      <text:p text:style-name="P12"/>
      <text:p text:style-name="P12">Il faut donc ajouter dans <text:span text:style-name="T1">index.php</text:span> un nouveau cas qui va faire les choses suivantes :</text:p>
      <text:list xml:id="list82313771723876" text:continue-numbering="true" text:style-name="WW8Num26">
        <text:list-item>
          <text:p text:style-name="P34">appeler la fonction <text:span text:style-name="T8">validerReservation()</text:span></text:p>
        </text:list-item>
        <text:list-item>
          <text:p text:style-name="P34">inclure la vue <text:span text:style-name="T8">v_confirmeReservation.php</text:span></text:p>
        </text:list-item>
      </text:list>
      <text:p text:style-name="P12"/>
      <text:p text:style-name="P13">Etape 7 : la fonction validerReservation()</text:p>
      <text:p text:style-name="P12">Dans le fichier <text:span text:style-name="T1">fonctions.php</text:span>, créez la fonction <text:bookmark-start text:name="OLE_LINK6"/><text:span text:style-name="T8">validerReservation()</text:span><text:bookmark-end text:name="OLE_LINK6"/></text:p>
      <text:p text:style-name="P12">Cette fonction fait les choses suivantes :</text:p>
      <text:p text:style-name="P12"/>
      <text:p text:style-name="P21">Etape 7.1 : Elle récupère les données saisies dans le formulaire :</text:p>
      <text:p text:style-name="P20">Pour cela il est intéressant de créer un tableau associatif nommé <text:span text:style-name="T8">$reservation :</text:span></text:p>
      <text:p text:style-name="P22"><text:bookmark-start text:name="OLE_LINK5"/><text:span text:style-name="Code_20_HTML">$reservation = array();</text:span></text:p>
      <text:p text:style-name="P19"><text:soft-page-break/><text:span text:style-name="Code_20_HTML"><text:tab/>// récupération du numéro</text:span></text:p>
      <text:p text:style-name="P22"><text:span text:style-name="Code_20_HTML"><text:span text:style-name="T6">$numero = $_REQUEST["numero"];</text:span></text:span></text:p>
      <text:p text:style-name="P23"><text:span text:style-name="Code_20_HTML">$reservation["numero"] = <text:s/>$numero;</text:span></text:p>
      <text:p text:style-name="P23"><text:span text:style-name="Code_20_HTML">// faire de même les autres paramètres…</text:span></text:p>
      <text:p text:style-name="P12"><text:bookmark-end text:name="OLE_LINK5"/></text:p>
      <text:p text:style-name="P20"><text:span text:style-name="T1">Etape 7.2 : la fonction </text:span><text:span text:style-name="T9">validerReservation()</text:span><text:span text:style-name="T8"> </text:span><text:span text:style-name="T1">insère ces données en session :</text:span></text:p>
      <text:p text:style-name="P20">On pourra créer un panier, et des fonctions de gestion du panier.</text:p>
      <text:p text:style-name="Bea_20_Arial_20_10_20_justifié"/>
      <text:p text:style-name="P19"><text:bookmark-start text:name="OLE_LINK7"/><text:span text:style-name="Code_20_HTML">// fonction qui initialise le panier</text:span></text:p>
      <text:p text:style-name="P19"><text:span text:style-name="Code_20_HTML">// le panier est un tableau indexé mis en session avec la clé "reservations"</text:span></text:p>
      <text:p text:style-name="P19"><text:span text:style-name="Code_20_HTML"><text:span text:style-name="T6">function initPanier() {</text:span></text:span></text:p>
      <text:p text:style-name="P19"><text:span text:style-name="Code_20_HTML"><text:span text:style-name="T6"><text:s text:c="4"/>if(!isset($_SESSION['reservations']))</text:span></text:span></text:p>
      <text:p text:style-name="P19"><text:span text:style-name="Code_20_HTML"><text:span text:style-name="T6"><text:tab/></text:span></text:span><text:span text:style-name="Code_20_HTML">$_SESSION['reservations']= array();</text:span></text:p>
      <text:p text:style-name="P19"><text:span text:style-name="Code_20_HTML">}</text:span></text:p>
      <text:p text:style-name="P19"><text:span text:style-name="Code_20_HTML"/></text:p>
      <text:p text:style-name="P19"><text:span text:style-name="Code_20_HTML">// fonction qui ajoute une réservation au panier</text:span></text:p>
      <text:p text:style-name="P19"><text:span text:style-name="Code_20_HTML">function ajouterAuPanier($reservation) { <text:s text:c="3"/></text:span></text:p>
      <text:p text:style-name="P19"><text:span text:style-name="Code_20_HTML"><text:s text:c="4"/>$_SESSION['reservations'][]= $reservation;</text:span></text:p>
      <text:p text:style-name="P20"><text:span text:style-name="Code_20_HTML">}</text:span></text:p>
      <text:p text:style-name="P20"><text:bookmark-end text:name="OLE_LINK7"/></text:p>
      <text:p text:style-name="P20"><text:span text:style-name="T1">Etape 7.3 : la fonction </text:span><text:span text:style-name="T9">validerReservation()</text:span><text:span text:style-name="T8"> </text:span><text:span text:style-name="T1">complètera une table réservations qui contiendra les réservations.</text:span></text:p>
      <text:p text:style-name="P12"/>
      <text:p text:style-name="P12">Cela permettra au siège d’Air Alliance de récupérer les réservations de l’agence. </text:p>
      <text:p text:style-name="P12">La table devra comporter les informations suivantes :</text:p>
      <text:p text:style-name="P12"/>
      <text:p text:style-name="P24"><text:span text:style-name="Code_20_HTML"><text:span text:style-name="T11">&lt;?xml version="1.0" encoding="ISO-8859-1"?&gt;</text:span></text:span></text:p>
      <text:p text:style-name="P24"><text:span text:style-name="Code_20_HTML"><text:span text:style-name="T11">&lt;reservations&gt;</text:span></text:span></text:p>
      <text:p text:style-name="P26"><text:span text:style-name="Code_20_HTML"><text:span text:style-name="T11">&lt;reservation&gt;</text:span></text:span></text:p>
      <text:p text:style-name="P27"><text:span text:style-name="Code_20_HTML"><text:span text:style-name="T11">&lt;numero&gt;AIR5108&lt;/numero&gt;</text:span></text:span></text:p>
      <text:p text:style-name="P27"><text:span text:style-name="Code_20_HTML"><text:span text:style-name="T10">&lt;nom&gt;Bost&lt;/nom&gt;</text:span></text:span></text:p>
      <text:p text:style-name="P27"><text:span text:style-name="Code_20_HTML"><text:span text:style-name="T10">&lt;prenom&gt;Céline&lt;/prenom&gt;</text:span></text:span></text:p>
      <text:p text:style-name="P27"><text:span text:style-name="Code_20_HTML"><text:span text:style-name="T10">&lt;adresse&gt;12 rue Watt&lt;/adresse&gt;</text:span></text:span></text:p>
      <text:p text:style-name="P27"><text:span text:style-name="Code_20_HTML"><text:span text:style-name="T10">&lt;mail&gt;ab@yahoo.fr&lt;/mail&gt;</text:span></text:span></text:p>
      <text:p text:style-name="P27"><text:span text:style-name="Code_20_HTML"><text:span text:style-name="T10">&lt;nbPlaces&gt;1&lt;/nbPlaces&gt;</text:span></text:span></text:p>
      <text:p text:style-name="P26"><text:span text:style-name="Code_20_HTML"><text:span text:style-name="T10">&lt;/reservation&gt;</text:span></text:span></text:p>
      <text:p text:style-name="P26"><text:span text:style-name="Code_20_HTML"><text:span text:style-name="T10">&lt;reservation&gt;</text:span></text:span></text:p>
      <text:p text:style-name="P27"><text:span text:style-name="Code_20_HTML"><text:span text:style-name="T10">&lt;numero&gt;AIR5007&lt;/numero&gt;</text:span></text:span></text:p>
      <text:p text:style-name="P27"><text:span text:style-name="Code_20_HTML"><text:span text:style-name="T10">&lt;nom&gt;Marguet&lt;/nom&gt;</text:span></text:span></text:p>
      <text:p text:style-name="P27"><text:span text:style-name="Code_20_HTML"><text:span text:style-name="T10">&lt;prenom&gt;Jean-Paul&lt;/prenom&gt;</text:span></text:span></text:p>
      <text:p text:style-name="P27"><text:span text:style-name="Code_20_HTML"><text:span text:style-name="T10">&lt;adresse&gt;13 rue blanche&lt;/adresse&gt;</text:span></text:span></text:p>
      <text:p text:style-name="P27"><text:span text:style-name="Code_20_HTML"><text:span text:style-name="T10">&lt;mail&gt;cm@live.fr&lt;/mail&gt;</text:span></text:span></text:p>
      <text:p text:style-name="P27"><text:span text:style-name="Code_20_HTML"><text:span text:style-name="T10">&lt;nbPlaces&gt;3&lt;/nbPlaces&gt;</text:span></text:span></text:p>
      <text:p text:style-name="P26"><text:span text:style-name="Code_20_HTML"><text:span text:style-name="T10">&lt;/reservation&gt;</text:span></text:span></text:p>
      <text:p text:style-name="P25"><text:span text:style-name="Code_20_HTML"><text:span text:style-name="T10">&lt;/reservations&gt;</text:span></text:span></text:p>
      <text:p text:style-name="P12"/>
      <text:p text:style-name="P12">La fonction <text:span text:style-name="T8">creerReservations()</text:span> enregistre chaque réservation dans la table reservation. Voici une partie du code :</text:p>
      <text:p text:style-name="P12"><text:span text:style-name="Code_20_HTML"/></text:p>
      <text:p text:style-name="Bea_20_Arial_20_10_20_justifié"><text:span text:style-name="T6">require dirname(__FILE__). </text:span>"/connect.php";</text:p>
      <text:p text:style-name="Bea_20_Arial_20_10_20_justifié"><text:span text:style-name="T5"><text:s text:c="4"/></text:span>// ouverture du fichier en écriture (mode w)</text:p>
      <text:p text:style-name="Bea_20_Arial_20_10_20_justifié"/>
      <text:p text:style-name="Bea_20_Arial_20_10_20_justifié"><text:span text:style-name="T5"><text:s text:c="3"/></text:span>if ($connexion)</text:p>
      <text:p text:style-name="Bea_20_Arial_20_10_20_justifié">{</text:p>
      <text:p text:style-name="Bea_20_Arial_20_10_20_justifié"><text:span text:style-name="T5"><text:s text:c="2"/></text:span>// connexion réussie</text:p>
      <text:p text:style-name="Bea_20_Arial_20_10_20_justifié"><text:span text:style-name="T5"><text:s text:c="2"/></text:span>mysql_select_db("gestion de vols",$connexion);</text:p>
      <text:p text:style-name="P15"><text:s text:c="13"/></text:p>
      <text:p text:style-name="Bea_20_Arial_20_10_20_justifié"><text:span text:style-name="T5"><text:s text:c="6"/></text:span>$requete="insert into reservation values('','$reservation[numero]','".htmlspecialchars($reservation['nom'])."','".htmlspecialchars($reservation['prenom'])."','".htmlspecialchars($reservation['adresse'])."','".htmlspecialchars($reservation['mail'])."',$reservation[nbVoyageurs])"; <text:s/></text:p>
      <text:p text:style-name="P16"><text:s text:c="8"/></text:p>
      <text:p text:style-name="P28"><text:span text:style-name="T1">Etape 7.4 la fonction </text:span><text:span text:style-name="T9">validerReservation()</text:span><text:span text:style-name="T8"> </text:span><text:span text:style-name="T1">retourne la réservation :</text:span></text:p>
      <text:p text:style-name="P29"><text:span text:style-name="Code_20_HTML"/></text:p>
      <text:p text:style-name="P29"><text:span text:style-name="Code_20_HTML">return $reservation;</text:span></text:p>
      <text:p text:style-name="P12"/>
      <text:p text:style-name="P12"><text:soft-page-break/>Cela va permettre au contrôleur de récupérer la réservation et de la transmettre à la vue. Modifiez donc le contrôleur afin qu’il récupère la réservation et l’affecte à une variable <text:span text:style-name="T8">$reservation</text:span>.</text:p>
      <text:p text:style-name="P12"/>
      <text:p text:style-name="P13">Etape 7 : la vue v_confirmeReservation</text:p>
      <text:p text:style-name="P12">Cette vue affiche juste un message de confirmation, par exemple :</text:p>
      <text:p text:style-name="P17">« La réservation pour le vol n°IBE3232 est confirmée pour le client Anne Bost. »</text:p>
      <text:p text:style-name="P12">(le numéro, le nom, etc., peuvent être récupérés grâce à la variable <text:span text:style-name="T8">$reservation</text:span>.)</text:p>
      <text:p text:style-name="P12"/>
      <text:p text:style-name="P12">Placez ce message dans un <text:span text:style-name="Code_20_HTML">div</text:span> nommé contenu : <text:span text:style-name="Code_20_HTML">&lt;div id="contenu"&gt;</text:span></text:p>
      <text:p text:style-name="P12"/>
      <text:h text:style-name="P30" text:outline-level="5">Partie n°6 – Visualisation des réservations</text:h>
      <text:p text:style-name="P2"><text:span text:style-name="T2">But</text:span><text:span text:style-name="T4"> : visualiser les réservations.</text:span></text:p>
      <text:p text:style-name="P4"/>
      <text:p text:style-name="P5"><draw:frame draw:style-name="fr2" draw:name="Cadre7" text:anchor-type="char" svg:x="-0.342cm" svg:y="0.023cm" svg:width="6.292cm" svg:height="1.612cm" draw:z-index="22"><draw:text-box><text:p text:style-name="P3">Menu permettant de visualiser les réservations :</text:p><text:p text:style-name="P3">index.php?action=voirReservations</text:p></draw:text-box></draw:frame></text:p>
      <text:p text:style-name="P8"><draw:line text:anchor-type="char" draw:z-index="25" draw:style-name="gr1" draw:text-style-name="P35" svg:x1="5.937cm" svg:y1="2.129cm" svg:x2="7.916cm" svg:y2="2.129cm"><text:p/></draw:line><draw:frame draw:style-name="fr2" draw:name="Cadre8" text:anchor-type="char" svg:x="-0.342cm" svg:y="1.482cm" svg:width="6.292cm" svg:height="0.977cm" draw:z-index="24"><draw:text-box><text:p text:style-name="P3">Tableau des réservations</text:p></draw:text-box></draw:frame><draw:line text:anchor-type="char" draw:z-index="23" draw:style-name="gr1" draw:text-style-name="P35" svg:x1="5.937cm" svg:y1="0.224cm" svg:x2="14.183cm" svg:y2="0.224cm"><text:p/></draw:line><draw:frame draw:style-name="fr7" draw:name="Objet5" text:anchor-type="as-char" svg:width="9.417cm" svg:height="2.526cm" draw:z-index="4"><draw:object-ole xlink:href="./Object 5" xlink:type="simple" xlink:show="embed" xlink:actuate="onLoad"/><draw:image xlink:href="./ObjectReplacements/Object 5" xlink:type="simple" xlink:show="embed" xlink:actuate="onLoad"/></draw:frame></text:p>
      <text:p text:style-name="P4"/>
      <text:p text:style-name="P7">Travail à faire</text:p>
      <text:p text:style-name="P13">Etape 1 : l’action « voirReservations » dans le contrôleur</text:p>
      <text:p text:style-name="P12">Dans le menu, le lien « Voir les réservations » appelle l’URL : <text:span text:style-name="T1">index.php?action=voirReservations</text:span></text:p>
      <text:p text:style-name="P12">Modifiez donc le fichier <text:span text:style-name="T1">index.php</text:span> afin qu’il prenne en compte l’action « <text:span text:style-name="T1">voirReservations </text:span>» :</text:p>
      <text:list xml:id="list82313182694102" text:continue-numbering="true" text:style-name="WW8Num26">
        <text:list-item>
          <text:p text:style-name="P34">le traitement sera effectué dans une fonction <text:span text:style-name="T8">getLesReservations()</text:span> du fichier <text:span text:style-name="T1">fonctions.php</text:span></text:p>
        </text:list-item>
        <text:list-item>
          <text:p text:style-name="P34">cette fonction va retourner les réservations</text:p>
        </text:list-item>
        <text:list-item>
          <text:p text:style-name="P34">la page HTML sera créée dans la vue <text:span text:style-name="Code_20_HTML">v_reservations.php</text:span></text:p>
        </text:list-item>
      </text:list>
      <text:p text:style-name="P12"/>
      <text:p text:style-name="Bea_20_Arial_20_10_20_justifié"><text:span text:style-name="Code_20_HTML"><text:span text:style-name="T5"><text:s text:c="4"/></text:span></text:span><text:span text:style-name="Code_20_HTML"><text:span text:style-name="T6">case 'voirReservations' :</text:span></text:span></text:p>
      <text:p text:style-name="Bea_20_Arial_20_10_20_justifié"><text:span text:style-name="Code_20_HTML"><text:span text:style-name="T6"><text:s text:c="8"/>$lesReservations = getLesReservations();</text:span></text:span></text:p>
      <text:p text:style-name="Bea_20_Arial_20_10_20_justifié"><text:span text:style-name="Code_20_HTML"><text:span text:style-name="T7"><text:s text:c="8"/></text:span></text:span><text:span text:style-name="Code_20_HTML">include("vues/v_reservations.php");</text:span></text:p>
      <text:p text:style-name="P12"><text:span text:style-name="Code_20_HTML"><text:span text:style-name="T5"><text:s text:c="8"/></text:span></text:span><text:span text:style-name="Code_20_HTML">break;</text:span></text:p>
      <text:p text:style-name="P4"/>
      <text:p text:style-name="P13">Etape 2 : la fonction getLesReservations() </text:p>
      <text:p text:style-name="P12">Dans le fichier <text:span text:style-name="T1">fonctions.php</text:span>, créez la fonction <text:span text:style-name="T8">getLesReservations().</text:span></text:p>
      <text:p text:style-name="P12">Cette fonction est simple, elle :</text:p>
      <text:list xml:id="list82313045584214" text:continue-numbering="true" text:style-name="WW8Num26">
        <text:list-item>
          <text:p text:style-name="P34">récupère les réservations dans le panier </text:p>
        </text:list-item>
        <text:list-item>
          <text:p text:style-name="P34">retourne ces réservations</text:p>
        </text:list-item>
      </text:list>
      <text:p text:style-name="P4"/>
      <text:p text:style-name="P13">Etape 3 : la vue v_reservations.php</text:p>
      <text:p text:style-name="P12">Créez la vue <text:span text:style-name="T1">v_reservations.php</text:span>. Cette vue affiche :</text:p>
      <text:list xml:id="list82314108767288" text:continue-numbering="true" text:style-name="WW8Num26">
        <text:list-item>
          <text:p text:style-name="P34">un titre : <text:span text:style-name="T8">« Liste des réservations »</text:span></text:p>
        </text:list-item>
        <text:list-item>
          <text:p text:style-name="P34">les réservations dans un tableau HTML.</text:p>
        </text:list-item>
      </text:list>
      <text:p text:style-name="P12">Le tableau a cinq colonnes : Nom, Prénom, Numéro de Vol, Nb places, et une colonne pour l’icône Pdf.</text:p>
      <text:p text:style-name="P12">L’icône du pdf est le fichier <text:span text:style-name="T1">images/pdf_icon.gif : </text:span><text:span text:style-name="T1"><draw:frame draw:style-name="fr3" draw:name="images1" text:anchor-type="as-char" svg:width="0.661cm" svg:height="0.635cm" draw:z-index="5"><draw:image xlink:href="Pictures/10000200000000190000001876D2F01CFCCA48CC.png" xlink:type="simple" xlink:show="embed" xlink:actuate="onLoad"/></draw:frame></text:span><text:span text:style-name="T1"> </text:span>(pour le lien du pdf, cela sera fait dans la partie suivante)</text:p>
      <text:p text:style-name="P12">Placez tout cela dans un <text:span text:style-name="Code_20_HTML">div</text:span> nommé contenu : <text:span text:style-name="Code_20_HTML">&lt;div id="contenu"&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line-height="150%" fo:text-align="end" style:justify-single-word="false"/>
      <style:text-properties fo:font-size="11pt" style:font-size-asian="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11pt"/>
    </style:style>
    <style:style style:name="Heading_20_4" style:display-name="Heading 4" style:family="paragraph" style:parent-style-name="Standard" style:next-style-name="Standard" style:default-outline-level="4" style:class="text">
      <loext:graphic-properties draw:fill="solid" draw:fill-color="#dfdfdf" draw:opacity="100%"/>
      <style:paragraph-properties fo:text-align="center" style:justify-single-word="false" fo:background-color="#dfdfdf" fo:padding-left="0.141cm" fo:padding-right="0.141cm" fo:padding-top="0.035cm" fo:padding-bottom="0.035cm" fo:border="0.51pt solid #000000" fo:keep-with-next="always"/>
      <style:text-properties style:font-name="Comic Sans MS" fo:font-family="'Comic Sans MS'" style:font-family-generic="script" style:font-pitch="variable" fo:font-size="14pt" fo:font-weight="bold" style:font-size-asian="14pt" style:font-weight-asian="bold" style:font-name-complex="Comic Sans MS" style:font-family-complex="'Comic Sans MS'" style:font-family-generic-complex="script" style:font-pitch-complex="variable" style:font-size-complex="10pt"/>
    </style:style>
    <style:style style:name="Heading_20_5" style:display-name="Heading 5" style:family="paragraph" style:parent-style-name="Standard" style:next-style-name="Standard" style:default-outline-level="5" style:class="text">
      <style:paragraph-properties fo:text-align="justify" style:justify-single-word="false" fo:padding-left="0cm" fo:padding-right="0cm" fo:padding-top="0cm" fo:padding-bottom="0.035cm" fo:border-left="none" fo:border-right="none" fo:border-top="none" fo:border-bottom="0.51pt solid #000000" fo:keep-with-next="always"/>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font-size-complex="10pt"/>
    </style:style>
    <style:style style:name="Heading_20_6" style:display-name="Heading 6" style:family="paragraph" style:parent-style-name="Standard" style:next-style-name="Standard" style:default-outline-level="6" style:class="text">
      <style:paragraph-properties fo:margin-left="1.249cm" fo:margin-right="0cm" fo:text-indent="0cm" style:auto-text-indent="false" fo:keep-with-next="always"/>
      <style:text-properties fo:color="#000000"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Standard" style:default-outline-level="7" style:class="text">
      <style:paragraph-properties fo:line-height="150%" fo:text-align="end" style:justify-single-word="false" fo:keep-with-next="always"/>
      <style:text-properties fo:font-size="11pt" fo:font-style="italic" style:font-size-asian="11pt" style:font-style-asian="italic" style:font-style-complex="italic"/>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fo:font-size="11pt" fo:font-weight="bold" style:font-size-asian="11pt" style:font-weight-asian="bold" style:font-weight-complex="bold"/>
    </style:style>
    <style:style style:name="BEA_20_sous_20_titre" style:display-name="BEA sous titre" style:family="paragraph" style:parent-style-name="Heading_20_2" style:default-outline-level="" style:list-style-name="">
      <style:paragraph-properties fo:margin-top="0cm" fo:margin-bottom="0cm" loext:contextual-spacing="false" fo:padding-left="0cm" fo:padding-right="0cm" fo:padding-top="0cm" fo:padding-bottom="0.035cm" fo:border-left="none" fo:border-right="none" fo:border-top="none" fo:border-bottom="0.51pt solid #000000"/>
      <style:text-properties fo:font-style="normal" style:font-style-asian="normal" style:font-name-complex="Times New Roman" style:font-family-complex="'Times New Roman'" style:font-family-generic-complex="roman" style:font-pitch-complex="variable" style:font-size-complex="12pt" style:font-style-complex="normal"/>
    </style:style>
    <style:style style:name="Contents_20_1" style:display-name="Contents 1" style:family="paragraph" style:parent-style-name="Standard" style:next-style-name="Standard" style:class="index">
      <style:text-properties fo:font-size="9pt" style:font-size-asian="9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BEA_20_gros_20_titre" style:display-name="BEA gros titre" style:family="paragraph" style:parent-style-name="Heading_20_1" style:default-outline-level="" style:list-style-name="">
      <loext:graphic-properties draw:fill="solid" draw:fill-color="#e0e0e0" draw:opacity="100%"/>
      <style:paragraph-properties fo:text-align="center" style:justify-single-word="false" fo:background-color="#e0e0e0" fo:padding-left="0.141cm" fo:padding-right="0.141cm" fo:padding-top="0.035cm" fo:padding-bottom="0.035cm" fo:border="0.51pt solid #000000"/>
      <style:text-properties fo:font-size="14pt" style:font-size-asian="14pt"/>
    </style:style>
    <style:style style:name="Bea_20_Arial_20_10_20_justifié" style:display-name="Bea Arial 10 justifié" style:family="paragraph" style:parent-style-name="Standard">
      <style:paragraph-properties fo:text-align="justify" style:justify-single-word="false"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 style:family="paragraph" style:parent-style-name="Standard">
      <style:paragraph-properties fo:text-align="justify" style:justify-single-word="false"/>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xt_20_body_20_indent" style:display-name="Text body indent" style:family="paragraph" style:parent-style-name="Standard" style:class="text">
      <style:paragraph-properties fo:margin-left="1.249cm" fo:margin-right="0cm" fo:text-indent="0cm" style:auto-text-indent="false"/>
      <style:text-properties fo:font-size="11pt" style:font-size-asian="11pt"/>
    </style:style>
    <style:style style:name="Corps_20_de_20_texte_20_2" style:display-name="Corps de texte 2" style:family="paragraph" style:parent-style-name="Standard">
      <style:text-properties fo:font-size="11pt" style:font-size-asian="11pt"/>
    </style:style>
    <style:style style:name="Corps_20_de_20_texte_20_3" style:display-name="Corps de texte 3" style:family="paragraph" style:parent-style-name="Standard">
      <style:text-properties fo:font-size="8pt" style:font-size-asian="8pt"/>
    </style:style>
    <style:style style:name="Retrait_20_corps_20_de_20_texte_20_2" style:display-name="Retrait corps de texte 2" style:family="paragraph" style:parent-style-name="Standard">
      <style:paragraph-properties fo:margin-left="1.249cm" fo:margin-right="0cm" fo:text-indent="0cm" style:auto-text-indent="false"/>
      <style:text-properties fo:color="#000000" fo:font-size="11pt" style:font-size-asian="11pt" style:font-size-complex="11pt"/>
    </style:style>
    <style:style style:name="Retrait_20_corps_20_de_20_texte_20_3" style:display-name="Retrait corps de texte 3" style:family="paragraph" style:parent-style-name="Standard">
      <style:paragraph-properties fo:margin-left="1.884cm" fo:margin-right="0cm" fo:text-indent="1.249cm" style:auto-text-indent="false"/>
      <style:text-properties fo:color="#000000" fo:font-size="11pt" fo:language="en" fo:country="none" style:font-size-asian="11pt"/>
    </style:style>
    <style:style style:name="Coefficient" style:family="paragraph" style:parent-style-name="Standard">
      <style:paragraph-properties fo:text-align="end" style:justify-single-word="false"/>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false" style:family="text"/>
    <style:style style:name="WW8Num2ztrue" style:family="text"/>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3"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4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3"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false" style:family="text"/>
    <style:style style:name="WW8Num5ztrue"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false" style:family="text"/>
    <style:style style:name="WW8Num7ztrue"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false" style:family="text"/>
    <style:style style:name="WW8Num9ztrue" style:family="text"/>
    <style:style style:name="WW8Num10zfalse" style:family="text"/>
    <style:style style:name="WW8Num10ztrue" style:family="text"/>
    <style:style style:name="WW8Num11zfalse" style:family="text">
      <style:text-properties fo:font-size="11pt" style:font-size-asian="11pt"/>
    </style:style>
    <style:style style:name="WW8Num11ztrue"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false" style:family="text"/>
    <style:style style:name="WW8Num15ztrue"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false" style:family="text"/>
    <style:style style:name="WW8Num18ztrue"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false" style:family="text"/>
    <style:style style:name="WW8Num21ztrue" style:family="text"/>
    <style:style style:name="WW8Num22zfalse" style:family="text">
      <style:text-properties fo:font-size="11pt" style:font-size-asian="11pt"/>
    </style:style>
    <style:style style:name="WW8Num22ztrue" style:family="text"/>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false" style:family="text"/>
    <style:style style:name="WW8Num25ztrue" style:family="text"/>
    <style:style style:name="WW8Num26z0"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26ztrue" style:family="text">
      <style:text-properties fo:font-size="11pt" style:font-size-asian="11pt"/>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false" style:family="text"/>
    <style:style style:name="WW8Num29ztrue"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false" style:family="text"/>
    <style:style style:name="WW8Num31ztrue" style:family="text"/>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false" style:family="text"/>
    <style:style style:name="WW8Num33ztrue" style:family="text"/>
    <style:style style:name="WW8Num3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5zfalse" style:family="text"/>
    <style:style style:name="WW8Num35ztrue" style:family="text"/>
    <style:style style:name="WW8Num3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fo:color="#000000"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Code_20_HTML" style:display-name="Code HTML" style:family="tex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Emphasis" style:family="text">
      <style:text-properties fo:font-style="italic" style:font-style-asian="italic" style:font-style-complex="italic"/>
    </style:style>
    <style:style style:name="autrelangue2" style:family="text" style:parent-style-name="Police_20_par_20_défaut"/>
    <style:style style:name="Page_20_Number" style:display-name="Page Number" style:family="text" style:parent-style-name="Police_20_par_20_défaut"/>
    <style:style style:name="commentaire1" style:family="text" style:parent-style-name="Police_20_par_20_défaut"/>
    <style:style style:name="exempledtdelement" style:family="text" style:parent-style-name="Police_20_par_20_défaut"/>
    <style:style style:name="tag" style:family="text" style:parent-style-name="Police_20_par_20_défaut"/>
    <style:style style:name="valeurattribut" style:family="text" style:parent-style-name="Police_20_par_20_défaut"/>
    <style:style style:name="dtdelement" style:family="text" style:parent-style-name="Police_20_par_20_défaut"/>
    <style:style style:name="exempledtdattribut" style:family="text" style:parent-style-name="Police_20_par_20_défaut"/>
    <style:style style:name="nomattribut" style:family="text" style:parent-style-name="Police_20_par_20_défaut"/>
    <style:style style:name="typeattribut"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start-tag" style:family="text" style:parent-style-name="Police_20_par_20_défaut"/>
    <style:style style:name="attribute-name" style:family="text" style:parent-style-name="Police_20_par_20_défaut"/>
    <style:style style:name="attribute-value"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tru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tru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true"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tru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true"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6.879cm" fo:text-indent="-0.635cm" fo:margin-left="6.879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8.149cm" fo:text-indent="-0.635cm" fo:margin-left="8.14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9.419cm" fo:text-indent="-0.635cm" fo:margin-left="9.41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0.689cm" fo:text-indent="-0.635cm" fo:margin-left="10.689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11.959cm" fo:text-indent="-0.635cm" fo:margin-left="11.959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13.229cm" fo:text-indent="-0.635cm" fo:margin-left="13.22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14.499cm" fo:text-indent="-0.635cm" fo:margin-left="14.49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5.769cm" fo:text-indent="-0.635cm" fo:margin-left="15.76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7.039cm" fo:text-indent="-0.635cm" fo:margin-left="17.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tru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tru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true"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tru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true"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false"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true"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true"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4" text:style-name="WW8Num21ztrue" style:num-format="1" text:display-levels="4">
        <style:list-level-properties text:list-level-position-and-space-mode="label-alignment">
          <style:list-level-label-alignment text:label-followed-by="listtab" text:list-tab-stop-position="6.985cm" fo:text-indent="-1.27cm" fo:margin-left="6.985cm"/>
        </style:list-level-properties>
      </text:list-level-style-number>
      <text:list-level-style-number text:level="5" text:style-name="WW8Num21ztrue" style:num-format="1" text:display-levels="5">
        <style:list-level-properties text:list-level-position-and-space-mode="label-alignment">
          <style:list-level-label-alignment text:label-followed-by="listtab" text:list-tab-stop-position="9.525cm" fo:text-indent="-1.905cm" fo:margin-left="9.525cm"/>
        </style:list-level-properties>
      </text:list-level-style-number>
      <text:list-level-style-number text:level="6" text:style-name="WW8Num21ztrue" style:num-format="1" text:display-levels="6">
        <style:list-level-properties text:list-level-position-and-space-mode="label-alignment">
          <style:list-level-label-alignment text:label-followed-by="listtab" text:list-tab-stop-position="11.43cm" fo:text-indent="-1.905cm" fo:margin-left="11.43cm"/>
        </style:list-level-properties>
      </text:list-level-style-number>
      <text:list-level-style-number text:level="7" text:style-name="WW8Num21ztrue" style:num-format="1" text:display-levels="7">
        <style:list-level-properties text:list-level-position-and-space-mode="label-alignment">
          <style:list-level-label-alignment text:label-followed-by="listtab" text:list-tab-stop-position="13.97cm" fo:text-indent="-2.54cm" fo:margin-left="13.97cm"/>
        </style:list-level-properties>
      </text:list-level-style-number>
      <text:list-level-style-number text:level="8" text:style-name="WW8Num21ztrue" style:num-format="1" text:display-levels="8">
        <style:list-level-properties text:list-level-position-and-space-mode="label-alignment">
          <style:list-level-label-alignment text:label-followed-by="listtab" text:list-tab-stop-position="15.875cm" fo:text-indent="-2.54cm" fo:margin-left="15.875cm"/>
        </style:list-level-properties>
      </text:list-level-style-number>
      <text:list-level-style-number text:level="9" text:style-name="WW8Num21ztrue" style:num-format="1" text:display-levels="9">
        <style:list-level-properties text:list-level-position-and-space-mode="label-alignment">
          <style:list-level-label-alignment text:label-followed-by="listtab" text:list-tab-stop-position="18.415cm" fo:text-indent="-3.17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false"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22ztrue"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WW8Num22ztrue"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text:style-name="WW8Num22ztrue"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text:style-name="WW8Num22ztrue"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text:style-name="WW8Num22ztrue"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text:style-name="WW8Num22ztrue"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text:style-name="WW8Num22ztrue"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text:style-name="WW8Num22ztrue"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text:style-name="WW8Num26ztru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false"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tru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tru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1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true"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1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tru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true"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3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3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3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3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3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3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3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5ztru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tru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5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true"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5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tru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true"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501cm" fo:margin-bottom="1.251cm" fo:margin-left="1.752cm" fo:margin-right="2.24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501cm" fo:margin-bottom="1.501cm" fo:margin-left="1.752cm" fo:margin-right="2.24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Cadre15" text:anchor-type="paragraph" svg:y="0.002cm" draw:z-index="9"><draw:text-box fo:min-height="0.058cm" fo:min-width="0.041cm"><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 PHP et XML - Suite</dc:title>
    <meta:initial-creator>h_salim</meta:initial-creator>
    <meta:creation-date>2011-12-06T13:34:00</meta:creation-date>
    <dc:date>2015-09-14T09:40:00.57</dc:date>
    <meta:print-date>2010-03-22T07:48:00</meta:print-date>
    <meta:editing-cycles>7</meta:editing-cycles>
    <meta:editing-duration>PT1H30M</meta:editing-duration>
    <meta:generator>LibreOffice/5.0.5.2$Windows_x86 LibreOffice_project/55b006a02d247b5f7215fc6ea0fde844b30035b3</meta:generator>
    <meta:document-statistic meta:table-count="0" meta:image-count="1" meta:object-count="5" meta:page-count="4" meta:paragraph-count="153" meta:word-count="992" meta:character-count="7159" meta:non-whitespace-character-count="6199"/>
  </office:meta>
</office:document-meta>
</file>